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CD90000277CB56361B6.svm"/>
  <manifest:file-entry manifest:media-type="image/gif" manifest:full-path="Pictures/10000200000001E700000026950EE40E.gif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Heading_20_1">
      <style:text-properties style:font-name="Consolas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Calculo del Yield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9" text:outline-level="1">Cálculo del rendimiento</text:h>
      <text:p text:style-name="Text_20_body"><text:span text:style-name="T1">A partir de la bitacora de errores, se puede concluir basados en la ecuación que:</text:span></text:p>
      <text:p text:style-name="P10"><draw:frame draw:style-name="fr1" draw:name="gráficos3" text:anchor-type="paragraph" svg:x="2.353cm" svg:y="1cm" svg:width="12.885cm" svg:height="1.005cm" draw:z-index="3"><draw:image xlink:href="Pictures/10000200000001E700000026950EE40E.gif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11"><draw:frame draw:style-name="fr2" draw:name="gráficos1" text:anchor-type="paragraph" svg:width="14.737cm" svg:height="4.805cm" draw:z-index="2"><draw:image xlink:href="Pictures/2000000700007CD90000277CB56361B6.svm" xlink:type="simple" xlink:show="embed" xlink:actuate="onLoad"/></draw:frame><text:span text:style-name="T1">Figura 1. Bitacora de errores.</text:span></text:p>
      <text:p text:style-name="P12"><text:span text:style-name="T1"/></text:p>
      <text:p text:style-name="P13"><text:span text:style-name="T1">Es consistente ya que con las pruebas unitarias se logró asegurar la calidad del có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Calculo del Yield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Calculo del Yield</text:title> - <text:initial-creator>Juan Pablo Ospino Solano</text:initial-creator> <text:s text:c="38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6T20:34:13.21</dc:date>
    <dc:creator>Juan Pablo Ospino Solano</dc:creator>
    <meta:editing-duration>P1DT6M38S</meta:editing-duration>
    <meta:editing-cycles>33</meta:editing-cycles>
    <meta:generator>OpenOffice/4.1.2$Win32 OpenOffice.org_project/412m3$Build-9782</meta:generator>
    <dc:title>Calculo del Yield</dc:title>
    <meta:document-statistic meta:table-count="1" meta:image-count="3" meta:object-count="0" meta:page-count="2" meta:paragraph-count="15" meta:word-count="71" meta:character-count="565"/>
  </office:meta>
</office:document-meta>
</file>